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466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0">
      <style:text-properties style:font-name="Liberation Sans" fo:font-size="10pt" fo:language="pt" fo:country="BR" style:font-name-asian="Droid Sans Fallback" style:font-size-asian="10pt" style:language-asian="zh" style:country-asian="CN" style:font-name-complex="Droid Sans Devanagari" style:font-size-complex="10pt" style:language-complex="hi" style:country-complex="IN"/>
    </style:style>
    <style:style style:name="ce3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gradient_max</text:p>
          </table:table-cell>
          <table:table-cell table:style-name="Default" office:value-type="string" calcext:value-type="string">
            <text:p>gradient_min</text:p>
          </table:table-cell>
          <table:table-cell office:value-type="string" calcext:value-type="string">
            <text:p>gradient_med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788" calcext:value-type="float">
            <text:p>15788</text:p>
          </table:table-cell>
          <table:table-cell office:value-type="float" office:value="30.25185204" calcext:value-type="float">
            <text:p>30,25185204</text:p>
          </table:table-cell>
          <table:table-cell office:value-type="float" office:value="3.86464375E-026" calcext:value-type="float">
            <text:p>3,86E-026</text:p>
          </table:table-cell>
          <table:table-cell office:value-type="float" office:value="3.086357355" calcext:value-type="float">
            <text:p>3,086357355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788" calcext:value-type="float">
            <text:p>15788</text:p>
          </table:table-cell>
          <table:table-cell office:value-type="float" office:value="30.74230576" calcext:value-type="float">
            <text:p>30,74230576</text:p>
          </table:table-cell>
          <table:table-cell office:value-type="float" office:value="8.35806634E-026" calcext:value-type="float">
            <text:p>8,36E-026</text:p>
          </table:table-cell>
          <table:table-cell office:value-type="float" office:value="3.143518686" calcext:value-type="float">
            <text:p>3,143518686</text:p>
          </table:table-cell>
          <table:table-cell table:style-name="ce2" table:formula="of:=([.E3]-[.E2])/[.E2]" office:value-type="float" office:value="0.0185206456755232" calcext:value-type="float">
            <text:p>0,018520645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7323" calcext:value-type="float">
            <text:p>17323</text:p>
          </table:table-cell>
          <table:table-cell office:value-type="float" office:value="24.81641006" calcext:value-type="float">
            <text:p>24,81641006</text:p>
          </table:table-cell>
          <table:table-cell office:value-type="float" office:value="3.842730544E-021" calcext:value-type="float">
            <text:p>3,84E-021</text:p>
          </table:table-cell>
          <table:table-cell office:value-type="float" office:value="2.325761318" calcext:value-type="float">
            <text:p>2,325761318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7323" calcext:value-type="float">
            <text:p>17323</text:p>
          </table:table-cell>
          <table:table-cell office:value-type="float" office:value="25.41699409" calcext:value-type="float">
            <text:p>25,41699409</text:p>
          </table:table-cell>
          <table:table-cell office:value-type="float" office:value="3.080108995E-021" calcext:value-type="float">
            <text:p>3,08E-021</text:p>
          </table:table-cell>
          <table:table-cell office:value-type="float" office:value="2.339137316" calcext:value-type="float">
            <text:p>2,339137316</text:p>
          </table:table-cell>
          <table:table-cell table:formula="of:=([.E5]-[.E4])/[.E4]" office:value-type="float" office:value="0.00575123418576002" calcext:value-type="float">
            <text:p>0,005751234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8021" calcext:value-type="float">
            <text:p>18021</text:p>
          </table:table-cell>
          <table:table-cell office:value-type="float" office:value="26.10281563" calcext:value-type="float">
            <text:p>26,10281563</text:p>
          </table:table-cell>
          <table:table-cell office:value-type="float" office:value="7.06996336E-019" calcext:value-type="float">
            <text:p>7,07E-019</text:p>
          </table:table-cell>
          <table:table-cell office:value-type="float" office:value="1.896050572" calcext:value-type="float">
            <text:p>1,896050572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8021" calcext:value-type="float">
            <text:p>18021</text:p>
          </table:table-cell>
          <table:table-cell office:value-type="float" office:value="25.61521912" calcext:value-type="float">
            <text:p>25,61521912</text:p>
          </table:table-cell>
          <table:table-cell office:value-type="float" office:value="7.353016068E-021" calcext:value-type="float">
            <text:p>7,35E-021</text:p>
          </table:table-cell>
          <table:table-cell office:value-type="float" office:value="1.905219913" calcext:value-type="float">
            <text:p>1,905219913</text:p>
          </table:table-cell>
          <table:table-cell table:style-name="ce3" table:formula="of:=([.E7]-[.E6])/[.E6]" office:value-type="float" office:value="0.00483602132527929" calcext:value-type="float">
            <text:p>0,004836021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8396" calcext:value-type="float">
            <text:p>18396</text:p>
          </table:table-cell>
          <table:table-cell office:value-type="float" office:value="26.07432175" calcext:value-type="float">
            <text:p>26,07432175</text:p>
          </table:table-cell>
          <table:table-cell office:value-type="float" office:value="8.330594844E-017" calcext:value-type="float">
            <text:p>8,33E-017</text:p>
          </table:table-cell>
          <table:table-cell office:value-type="float" office:value="1.642858386" calcext:value-type="float">
            <text:p>1,642858386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8396" calcext:value-type="float">
            <text:p>18396</text:p>
          </table:table-cell>
          <table:table-cell office:value-type="float" office:value="28.82183838" calcext:value-type="float">
            <text:p>28,82183838</text:p>
          </table:table-cell>
          <table:table-cell office:value-type="float" office:value="1.387407674E-016" calcext:value-type="float">
            <text:p>1,39E-016</text:p>
          </table:table-cell>
          <table:table-cell office:value-type="float" office:value="1.646792173" calcext:value-type="float">
            <text:p>1,646792173</text:p>
          </table:table-cell>
          <table:table-cell table:style-name="ce3" table:formula="of:=([.E9]-[.E8])/[.E8]" office:value-type="float" office:value="0.0023944772315879" calcext:value-type="float">
            <text:p>0,002394477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8834" calcext:value-type="float">
            <text:p>18834</text:p>
          </table:table-cell>
          <table:table-cell office:value-type="float" office:value="26.40790749" calcext:value-type="float">
            <text:p>26,40790749</text:p>
          </table:table-cell>
          <table:table-cell office:value-type="float" office:value="1.050868779E-015" calcext:value-type="float">
            <text:p>1,05E-015</text:p>
          </table:table-cell>
          <table:table-cell office:value-type="float" office:value="1.450986981" calcext:value-type="float">
            <text:p>1,450986981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8834" calcext:value-type="float">
            <text:p>18834</text:p>
          </table:table-cell>
          <table:table-cell office:value-type="float" office:value="26.5020504" calcext:value-type="float">
            <text:p>26,5020504</text:p>
          </table:table-cell>
          <table:table-cell office:value-type="float" office:value="1.370736901E-015" calcext:value-type="float">
            <text:p>1,37E-015</text:p>
          </table:table-cell>
          <table:table-cell office:value-type="float" office:value="1.454098701" calcext:value-type="float">
            <text:p>1,454098701</text:p>
          </table:table-cell>
          <table:table-cell table:style-name="ce3" table:formula="of:=([.E11]-[.E10])/[.E10]" office:value-type="float" office:value="0.00214455404545076" calcext:value-type="float">
            <text:p>0,00214455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9068" calcext:value-type="float">
            <text:p>19068</text:p>
          </table:table-cell>
          <table:table-cell office:value-type="float" office:value="26.47037506" calcext:value-type="float">
            <text:p>26,47037506</text:p>
          </table:table-cell>
          <table:table-cell office:value-type="float" office:value="0.00000000000001578508408" calcext:value-type="float">
            <text:p>1,58E-014</text:p>
          </table:table-cell>
          <table:table-cell office:value-type="float" office:value="1.311615586" calcext:value-type="float">
            <text:p>1,311615586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9068" calcext:value-type="float">
            <text:p>19068</text:p>
          </table:table-cell>
          <table:table-cell office:value-type="float" office:value="26.46466255" calcext:value-type="float">
            <text:p>26,46466255</text:p>
          </table:table-cell>
          <table:table-cell office:value-type="float" office:value="9.578677378E-016" calcext:value-type="float">
            <text:p>9,58E-016</text:p>
          </table:table-cell>
          <table:table-cell office:value-type="float" office:value="1.313294768" calcext:value-type="float">
            <text:p>1,313294768</text:p>
          </table:table-cell>
          <table:table-cell table:formula="of:=([.E13]-[.E12])/[.E12]" office:value-type="float" office:value="0.00128023943747185" calcext:value-type="float">
            <text:p>0,001280239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9339" calcext:value-type="float">
            <text:p>19339</text:p>
          </table:table-cell>
          <table:table-cell office:value-type="float" office:value="26.49571991" calcext:value-type="float">
            <text:p>26,49571991</text:p>
          </table:table-cell>
          <table:table-cell office:value-type="float" office:value="0.000000000001283215613" calcext:value-type="float">
            <text:p>1,28E-012</text:p>
          </table:table-cell>
          <table:table-cell office:value-type="float" office:value="1.19928205" calcext:value-type="float">
            <text:p>1,19928205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9339" calcext:value-type="float">
            <text:p>19339</text:p>
          </table:table-cell>
          <table:table-cell office:value-type="float" office:value="26.89729691" calcext:value-type="float">
            <text:p>26,89729691</text:p>
          </table:table-cell>
          <table:table-cell office:value-type="float" office:value="0.0000000000001961306822" calcext:value-type="float">
            <text:p>1,96E-013</text:p>
          </table:table-cell>
          <table:table-cell office:value-type="float" office:value="1.200821161" calcext:value-type="float">
            <text:p>1,200821161</text:p>
          </table:table-cell>
          <table:table-cell table:formula="of:=([.E15]-[.E14])/[.E14]" office:value-type="float" office:value="0.0012833603237869" calcext:value-type="float">
            <text:p>0,001283360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9558" calcext:value-type="float">
            <text:p>19558</text:p>
          </table:table-cell>
          <table:table-cell office:value-type="float" office:value="32.91535187" calcext:value-type="float">
            <text:p>32,91535187</text:p>
          </table:table-cell>
          <table:table-cell office:value-type="float" office:value="0.00000000002838318469" calcext:value-type="float">
            <text:p>2,84E-011</text:p>
          </table:table-cell>
          <table:table-cell office:value-type="float" office:value="1.107340574" calcext:value-type="float">
            <text:p>1,107340574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9558" calcext:value-type="float">
            <text:p>19558</text:p>
          </table:table-cell>
          <table:table-cell office:value-type="float" office:value="34.8200531" calcext:value-type="float">
            <text:p>34,8200531</text:p>
          </table:table-cell>
          <table:table-cell office:value-type="float" office:value="0.000000000005268340018" calcext:value-type="float">
            <text:p>5,27E-012</text:p>
          </table:table-cell>
          <table:table-cell office:value-type="float" office:value="1.108656764" calcext:value-type="float">
            <text:p>1,108656764</text:p>
          </table:table-cell>
          <table:table-cell table:formula="of:=([.E17]-[.E16])/[.E16]" office:value-type="float" office:value="0.00118860450967279" calcext:value-type="float">
            <text:p>0,001188604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9699" calcext:value-type="float">
            <text:p>19699</text:p>
          </table:table-cell>
          <table:table-cell office:value-type="float" office:value="46.3203392" calcext:value-type="float">
            <text:p>46,3203392</text:p>
          </table:table-cell>
          <table:table-cell office:value-type="float" office:value="0.00000000001105858113" calcext:value-type="float">
            <text:p>1,11E-011</text:p>
          </table:table-cell>
          <table:table-cell office:value-type="float" office:value="1.031970739" calcext:value-type="float">
            <text:p>1,031970739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9699" calcext:value-type="float">
            <text:p>19699</text:p>
          </table:table-cell>
          <table:table-cell office:value-type="float" office:value="53.12054062" calcext:value-type="float">
            <text:p>53,12054062</text:p>
          </table:table-cell>
          <table:table-cell office:value-type="float" office:value="0.000000000005538666747" calcext:value-type="float">
            <text:p>5,54E-012</text:p>
          </table:table-cell>
          <table:table-cell office:value-type="float" office:value="1.03352356" calcext:value-type="float">
            <text:p>1,03352356</text:p>
          </table:table-cell>
          <table:table-cell table:style-name="ce3" table:formula="of:=([.E19]-[.E18])/[.E18]" office:value-type="float" office:value="0.00150471417581539" calcext:value-type="float">
            <text:p>0,001504714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9850" calcext:value-type="float">
            <text:p>19850</text:p>
          </table:table-cell>
          <table:table-cell office:value-type="float" office:value="53.00458145" calcext:value-type="float">
            <text:p>53,00458145</text:p>
          </table:table-cell>
          <table:table-cell office:value-type="float" office:value="0.00000000002510373159" calcext:value-type="float">
            <text:p>2,51E-011</text:p>
          </table:table-cell>
          <table:table-cell office:value-type="float" office:value="0.9696128368" calcext:value-type="float">
            <text:p>0,9696128368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9850" calcext:value-type="float">
            <text:p>19850</text:p>
          </table:table-cell>
          <table:table-cell office:value-type="float" office:value="50.85284042" calcext:value-type="float">
            <text:p>50,85284042</text:p>
          </table:table-cell>
          <table:table-cell office:value-type="float" office:value="0.0000000001858120741" calcext:value-type="float">
            <text:p>1,86E-010</text:p>
          </table:table-cell>
          <table:table-cell office:value-type="float" office:value="0.9706396461" calcext:value-type="float">
            <text:p>0,9706396461</text:p>
          </table:table-cell>
          <table:table-cell table:style-name="ce3" table:formula="of:=([.E21]-[.E20])/[.E20]" office:value-type="float" office:value="0.00105898897067912" calcext:value-type="float">
            <text:p>0,001058989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9997" calcext:value-type="float">
            <text:p>19997</text:p>
          </table:table-cell>
          <table:table-cell office:value-type="float" office:value="97.91732788" calcext:value-type="float">
            <text:p>97,91732788</text:p>
          </table:table-cell>
          <table:table-cell office:value-type="float" office:value="0.000000000417684165" calcext:value-type="float">
            <text:p>4,18E-010</text:p>
          </table:table-cell>
          <table:table-cell office:value-type="float" office:value="0.9155524373" calcext:value-type="float">
            <text:p>0,9155524373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/>
          <table:table-cell table:formula="of:=AVERAGE([.F3];[.F5];[.F7];[.F9];[.F11];[.F13];[.F15];[.F17];[.F19];[.F21])" office:value-type="float" office:value="0.00399628398810272" calcext:value-type="float">
            <text:p>0,0039962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09T09:07:25.769664211</dc:date>
    <meta:document-statistic meta:table-count="1" meta:cell-count="121" meta:object-count="0"/>
    <meta:generator>LibreOffice/4.1.5.3$Linux_X86_64 LibreOffice_project/410m0$Build-3</meta:generator>
  </office:meta>
</office:document-meta>
</file>